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8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ARGAS SANCHEZ, SEGUNDO HERMOGENE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522871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128512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VARGAS SANCHEZ, SEGUNDO HERMOGENE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522871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128512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6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05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52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52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8/11/2021</text:p>
          </table:table-cell>
          <table:table-cell table:style-name="Tabla2.A3" office:value-type="string">
            <text:p text:style-name="P22">444698</text:p>
          </table:table-cell>
          <table:table-cell table:style-name="Tabla2.D3" office:value-type="string">
            <text:p text:style-name="P23">152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7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23:18:4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